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dc2300" draw:fill="none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7.88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127cm"/>
    </style:style>
    <style:style style:name="gr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Ultrafine_20_Dashed" svg:stroke-color="#dc23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3" style:family="paragraph">
      <style:paragraph-properties fo:text-align="center"/>
      <style:text-properties fo:color="#00ffff"/>
    </style:style>
    <style:style style:name="P4" style:family="paragraph">
      <style:paragraph-properties fo:text-align="center"/>
      <style:text-properties fo:color="#00ffff" fo:font-family="FreeMono" style:font-family-generic="modern" style:font-pitch="fixed" fo:font-size="9pt" style:font-size-asian="9pt" style:font-size-complex="9pt"/>
    </style:style>
    <style:style style:name="P5" style:family="paragraph">
      <style:text-properties fo:font-family="FreeMono" style:font-family-generic="modern" style:font-pitch="fixed" fo:font-size="9pt" style:font-size-asian="9pt" style:font-size-complex="9pt"/>
    </style:style>
    <style:style style:name="P6" style:family="paragraph">
      <style:text-properties fo:font-family="Arial" style:font-family-generic="swiss" style:font-pitch="variable"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style:style style:name="T2" style:family="text">
      <style:text-properties fo:font-family="FreeMono" style:font-family-generic="modern" style:font-pitch="fixed" fo:font-size="9pt" style:font-size-asian="9pt" style:font-size-complex="9pt"/>
    </style:style>
    <style:style style:name="T3" style:family="text">
      <style:text-properties fo:color="#00ffff" fo:font-family="FreeMono" style:font-family-generic="modern" style:font-pitch="fixed" fo:font-size="9pt" style:font-size-asian="9pt" style:font-size-complex="9pt"/>
    </style:style>
    <style:style style:name="T4" style:family="text">
      <style:text-properties fo:color="#00ffff" fo:font-family="FreeMono" style:font-family-generic="modern" style:font-pitch="fixed" fo:font-size="9pt" style:font-size-asian="9pt" style:font-size-complex="9pt"/>
    </style:style>
    <style:style style:name="T5" style:family="text">
      <style:text-properties fo:font-family="Arial" style:font-family-generic="swiss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2.905cm" svg:y="11.16cm">
          <text:p text:style-name="P1"><text:span text:style-name="T1">Defin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2.905cm" svg:y="13.7cm">
          <text:p text:style-name="P1"><text:span text:style-name="T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7.985cm" svg:y="16.24cm">
          <text:p text:style-name="P1"><text:span text:style-name="T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.905cm" svg:y="16.24cm">
          <text:p text:style-name="P1"><text:span text:style-name="T2">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27cm" svg:x="7.985cm" svg:y="11.16cm">
          <text:p text:style-name="P1"><text:span text:style-name="T1">Defin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7.985cm" svg:y="13.7cm">
          <text:p text:style-name="P1"><text:span text:style-name="T1">Conditional</text:span></text:p>
          <text:p text:style-name="P1"><text:span text:style-name="T1">stru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4.175cm" svg:y="20.051cm">
          <text:p text:style-name="P1"><text:span text:style-name="T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27cm" svg:x="11.795cm" svg:y="20.05cm">
          <text:p text:style-name="P1"><text:span text:style-name="T1">Conditional</text:span></text:p>
          <text:p text:style-name="P1"><text:span text:style-name="T1">stru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7.477cm" svg:y="18.78cm">
          <text:p text:style-name="P1"><text:span text:style-name="T2">number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10.017cm" svg:y="18.78cm">
          <text:p text:style-name="P1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11.16cm" svg:y="25.13cm">
          <text:p text:style-name="P1"><text:span text:style-name="T2">string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13.7cm" svg:y="25.13cm">
          <text:p text:style-name="P1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7cm" svg:height="1.27cm" svg:x="15.605cm" svg:y="25.13cm">
          <text:p text:style-name="P3"><text:span text:style-name="T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4cm" svg:height="1.27cm" svg:x="16.875cm" svg:y="25.13cm">
          <text:p text:style-name="P3"><text:span text:style-name="T3">“</text:span><text:span text:style-name="T3">Wrong inpu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7cm" svg:height="1.27cm" svg:x="6.715cm" svg:y="25.13cm">
          <text:p text:style-name="P3"><text:span text:style-name="T3">con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7cm" svg:height="1.27cm" svg:x="9.255cm" svg:y="25.13cm">
          <text:p text:style-name="P3"><text:span text:style-name="T3">“</text:span><text:span text:style-name="T3">yo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7cm" svg:height="1.27cm" svg:x="7.985cm" svg:y="25.13cm">
          <text:p text:style-name="P3"><text:span text:style-name="T3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3.54cm" svg:y="22.591cm">
          <text:p text:style-name="P1"><text:span text:style-name="T2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6.08cm" svg:y="22.591cm">
          <text:p text:style-name="P1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4.81cm" svg:y="22.591cm">
          <text:p text:style-name="P1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27cm" svg:x="13.065cm" svg:y="11.16cm">
          <text:p text:style-name="P1"><text:span text:style-name="T1">A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2.43cm" svg:y="13.7cm">
          <text:p text:style-name="P1"><text:span text:style-name="T2">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14.97cm" svg:y="13.7cm">
          <text:p text:style-name="P1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2.43cm" svg:x2="4.175cm" svg:y2="13.7cm">
          <text:p/>
        </draw:line>
        <draw:line draw:style-name="gr4" draw:text-style-name="P1" draw:layer="layout" svg:x1="4.175cm" svg:y1="14.97cm" svg:x2="4.175cm" svg:y2="16.24cm">
          <text:p/>
        </draw:line>
        <draw:line draw:style-name="gr4" draw:text-style-name="P1" draw:layer="layout" svg:x1="9.255cm" svg:y1="12.43cm" svg:x2="9.255cm" svg:y2="13.7cm">
          <text:p/>
        </draw:line>
        <draw:line draw:style-name="gr4" draw:text-style-name="P1" draw:layer="layout" svg:x1="9.255cm" svg:y1="14.97cm" svg:x2="9.255cm" svg:y2="16.24cm">
          <text:p/>
        </draw:line>
        <draw:line draw:style-name="gr4" draw:text-style-name="P1" draw:layer="layout" svg:x1="9.255cm" svg:y1="17.51cm" svg:x2="8.62cm" svg:y2="18.78cm">
          <text:p/>
        </draw:line>
        <draw:line draw:style-name="gr5" draw:text-style-name="P1" draw:layer="layout" svg:x1="5.445cm" svg:y1="18.145cm" svg:x2="9.255cm" svg:y2="14.97cm">
          <text:p/>
        </draw:line>
        <draw:line draw:style-name="gr5" draw:text-style-name="P1" draw:layer="layout" svg:x1="5.445cm" svg:y1="18.145cm" svg:x2="5.445cm" svg:y2="20.05cm">
          <text:p/>
        </draw:line>
        <draw:line draw:style-name="gr5" draw:text-style-name="P1" draw:layer="layout" svg:x1="13.065cm" svg:y1="18.145cm" svg:x2="13.065cm" svg:y2="20.05cm">
          <text:p/>
        </draw:line>
        <draw:custom-shape draw:style-name="gr2" draw:text-style-name="P1" draw:layer="layout" svg:width="2.54cm" svg:height="1.27cm" svg:x="4.174cm" svg:y="20.05cm">
          <text:p text:style-name="P1"><text:span text:style-name="T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065cm" svg:y1="18.145cm" svg:x2="9.254cm" svg:y2="14.97cm">
          <text:p/>
        </draw:line>
        <draw:line draw:style-name="gr4" draw:text-style-name="P1" draw:layer="layout" svg:x1="5.445cm" svg:y1="21.321cm" svg:x2="4.175cm" svg:y2="22.591cm">
          <text:p/>
        </draw:line>
        <draw:line draw:style-name="gr4" draw:text-style-name="P1" draw:layer="layout" svg:x1="5.445cm" svg:y1="21.321cm" svg:x2="5.445cm" svg:y2="22.591cm">
          <text:p/>
        </draw:line>
        <draw:line draw:style-name="gr4" draw:text-style-name="P1" draw:layer="layout" svg:x1="6.715cm" svg:y1="22.591cm" svg:x2="5.445cm" svg:y2="21.321cm">
          <text:p/>
        </draw:line>
        <draw:line draw:style-name="gr4" draw:text-style-name="P1" draw:layer="layout" svg:x1="13.065cm" svg:y1="21.32cm" svg:x2="13.065cm" svg:y2="22.59cm">
          <text:p/>
        </draw:line>
        <draw:line draw:style-name="gr4" draw:text-style-name="P1" draw:layer="layout" svg:x1="9.255cm" svg:y1="17.51cm" svg:x2="10.525cm" svg:y2="18.78cm">
          <text:p/>
        </draw:line>
        <draw:line draw:style-name="gr4" draw:text-style-name="P1" draw:layer="layout" svg:x1="14.335cm" svg:y1="12.43cm" svg:x2="13.573cm" svg:y2="13.7cm">
          <text:p/>
        </draw:line>
        <draw:line draw:style-name="gr4" draw:text-style-name="P1" draw:layer="layout" svg:x1="15.605cm" svg:y1="13.7cm" svg:x2="14.335cm" svg:y2="12.43cm">
          <text:p/>
        </draw:line>
        <draw:line draw:style-name="gr5" draw:text-style-name="P1" draw:layer="layout" svg:x1="9.89cm" svg:y1="22.59cm" svg:x2="13.065cm" svg:y2="21.32cm">
          <text:p/>
        </draw:line>
        <draw:line draw:style-name="gr5" draw:text-style-name="P1" draw:layer="layout" svg:x1="16.24cm" svg:y1="22.59cm" svg:x2="13.065cm" svg:y2="21.32cm">
          <text:p/>
        </draw:line>
        <draw:custom-shape draw:style-name="gr3" draw:text-style-name="P3" draw:layer="layout" svg:width="2.54cm" svg:height="1.27cm" svg:x="8.62cm" svg:y="22.59cm">
          <text:p text:style-name="P3"><text:span text:style-name="T4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27cm" svg:x="11.795cm" svg:y="22.59cm">
          <text:p text:style-name="P1"><text:span text:style-name="T1">Appl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2.54cm" svg:height="1.27cm" svg:x="14.97cm" svg:y="22.59cm">
          <text:p text:style-name="P3"><text:span text:style-name="T4">Appl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9.89cm" svg:y1="23.86cm" svg:x2="9.89cm" svg:y2="25.13cm">
          <text:p/>
        </draw:line>
        <draw:line draw:style-name="gr4" draw:text-style-name="P1" draw:layer="layout" svg:x1="8.62cm" svg:y1="25.13cm" svg:x2="9.89cm" svg:y2="23.86cm">
          <text:p/>
        </draw:line>
        <draw:line draw:style-name="gr4" draw:text-style-name="P1" draw:layer="layout" svg:x1="7.223cm" svg:y1="25.13cm" svg:x2="9.89cm" svg:y2="23.86cm">
          <text:p/>
        </draw:line>
        <draw:line draw:style-name="gr4" draw:text-style-name="P1" draw:layer="layout" svg:x1="12.43cm" svg:y1="25.13cm" svg:x2="13.065cm" svg:y2="23.86cm">
          <text:p/>
        </draw:line>
        <draw:line draw:style-name="gr4" draw:text-style-name="P1" draw:layer="layout" svg:x1="14.462cm" svg:y1="25.13cm" svg:x2="13.065cm" svg:y2="23.86cm">
          <text:p/>
        </draw:line>
        <draw:line draw:style-name="gr4" draw:text-style-name="P1" draw:layer="layout" svg:x1="16.24cm" svg:y1="25.13cm" svg:x2="16.24cm" svg:y2="23.86cm">
          <text:p/>
        </draw:line>
        <draw:line draw:style-name="gr4" draw:text-style-name="P1" draw:layer="layout" svg:x1="18.145cm" svg:y1="25.13cm" svg:x2="16.24cm" svg:y2="23.86cm">
          <text:p/>
        </draw:line>
        <draw:frame draw:style-name="gr6" draw:text-style-name="P5" draw:layer="layout" svg:width="8.382cm" svg:height="2.477cm" svg:x="5.064cm" svg:y="7.413cm">
          <draw:text-box>
            <text:p><text:span text:style-name="T2">(define x (read))</text:span></text:p>
            <text:p><text:span text:style-name="T2">(define y (if (number? x)</text:span></text:p>
            <text:p><text:span text:style-name="T2"><text:s text:c="14"/></text:span><text:span text:style-name="T2">(+ x 1)</text:span></text:p>
            <text:p><text:span text:style-name="T2"><text:s text:c="14"/></text:span><text:span text:style-name="T2">(if (string? x)</text:span></text:p>
            <text:p><text:span text:style-name="T2"><text:s text:c="18"/></text:span><text:span text:style-name="T2">(concat x "yo")</text:span></text:p>
            <text:p><text:span text:style-name="T2"><text:s text:c="18"/></text:span><text:span text:style-name="T2">(error "Wrong input")))</text:span></text:p>
            <text:p><text:span text:style-name="T2">(display y)</text:span></text:p>
          </draw:text-box>
        </draw:frame>
        <draw:line draw:style-name="gr4" draw:text-style-name="P1" draw:layer="layout" svg:x1="4.175cm" svg:y1="11.16cm" svg:x2="9.255cm" svg:y2="9.89cm">
          <text:p/>
        </draw:line>
        <draw:line draw:style-name="gr4" draw:text-style-name="P1" draw:layer="layout" svg:x1="9.255cm" svg:y1="11.16cm" svg:x2="9.255cm" svg:y2="9.89cm">
          <text:p/>
        </draw:line>
        <draw:line draw:style-name="gr4" draw:text-style-name="P1" draw:layer="layout" svg:x1="14.335cm" svg:y1="11.16cm" svg:x2="9.255cm" svg:y2="9.89cm">
          <text:p/>
        </draw:line>
        <draw:custom-shape draw:style-name="gr7" draw:text-style-name="P1" draw:layer="layout" svg:width="0.635cm" svg:height="0.635cm" svg:x="3.032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445cm" svg:height="0.607cm" svg:x="3.667cm" svg:y="4.838cm">
          <draw:text-box>
            <text:p text:style-name="P6"><text:span text:style-name="T5">Top conditional breadth</text:span></text:p>
          </draw:text-box>
        </draw:frame>
        <draw:custom-shape draw:style-name="gr9" draw:text-style-name="P1" draw:layer="layout" svg:width="0.635cm" svg:height="0.635cm" svg:x="8.366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445cm" svg:height="0.607cm" svg:x="9.001cm" svg:y="4.838cm">
          <draw:text-box>
            <text:p text:style-name="P6"><text:span text:style-name="T5">Second conditional breadth</text:span></text:p>
          </draw:text-box>
        </draw:frame>
        <draw:custom-shape draw:style-name="gr10" draw:text-style-name="P1" draw:layer="layout" svg:width="0.591cm" svg:height="0.635cm" svg:x="14.462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489cm" svg:height="0.607cm" svg:x="15.053cm" svg:y="4.838cm">
          <draw:text-box>
            <text:p text:style-name="P6"><text:span text:style-name="T5">Deepest conditional breadth</text:span></text:p>
          </draw:text-box>
        </draw:frame>
        <draw:line draw:style-name="gr5" draw:text-style-name="P1" draw:layer="layout" svg:x1="3.032cm" svg:y1="6.461cm" svg:x2="4.302cm" svg:y2="6.461cm">
          <text:p/>
        </draw:line>
        <draw:frame draw:style-name="gr8" draw:text-style-name="P6" draw:layer="layout" svg:width="4.445cm" svg:height="0.607cm" svg:x="4.302cm" svg:y="6.108cm">
          <draw:text-box>
            <text:p text:style-name="P6"><text:span text:style-name="T5">Delayed compilation</text:span></text:p>
          </draw:text-box>
        </draw:frame>
        <draw:line draw:style-name="gr11" draw:text-style-name="P1" draw:layer="layout" svg:x1="10.652cm" svg:y1="6.461cm" svg:x2="11.922cm" svg:y2="6.461cm">
          <text:p/>
        </draw:line>
        <draw:frame draw:style-name="gr8" draw:text-style-name="P6" draw:layer="layout" svg:width="5.588cm" svg:height="0.607cm" svg:x="11.922cm" svg:y="6.108cm">
          <draw:text-box>
            <text:p text:style-name="P6"><text:span text:style-name="T5">Direct compilation, locus un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19T10:28:37</meta:creation-date>
    <dc:date>2012-08-19T11:50:45</dc:date>
    <dc:creator>laurent </dc:creator>
    <meta:editing-duration>PT51M46S</meta:editing-duration>
    <meta:editing-cycles>3</meta:editing-cycles>
    <meta:generator>LibreOffice/3.5$Linux_x86 LibreOffice_project/350m1$Build-2</meta:generator>
    <meta:document-statistic meta:object-count="66"/>
  </office:meta>
</office:document-meta>
</file>